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71fbf"/>
    </style:style>
    <style:style style:name="P2" style:family="paragraph" style:parent-style-name="Standard">
      <style:paragraph-properties fo:text-align="start" style:justify-single-word="false"/>
      <style:text-properties officeooo:paragraph-rsid="00171fbf"/>
    </style:style>
    <style:style style:name="P3" style:family="paragraph" style:parent-style-name="Standard">
      <style:paragraph-properties fo:text-align="center" style:justify-single-word="false"/>
      <style:text-properties officeooo:paragraph-rsid="00171fbf"/>
    </style:style>
    <style:style style:name="P4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171f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  <style:style style:name="gr3" style:family="graphic">
      <style:graphic-properties draw:stroke="dash" draw:stroke-dash="Ultrafine_20_Dashed"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11.03" style:data-style-name="N0">11.03</text:variable-set>: Concave and Convex <text:span text:style-name="T2">M</text:span>irrors</text:p>
      <text:p text:style-name="P2"/>
      <text:list xml:id="list8363987319371113674" text:style-name="L1">
        <text:list-item>
          <text:p text:style-name="P1">A baseball player stands in front of a mirror. <text:s/></text:p>
          <text:list>
            <text:list-item>
              <text:p text:style-name="P1">Draw a diagram that shows the object, mirror, and image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21234359801358" text:continue-numbering="true" text:style-name="L1">
        <text:list-item>
          <text:list>
            <text:list-item>
              <text:p text:style-name="P1">Is the image real or virtual? <text:s/></text:p>
            </text:list-item>
          </text:list>
        </text:list-item>
      </text:list>
      <text:p text:style-name="P2"/>
      <text:p text:style-name="P2"/>
      <text:list xml:id="list121234115252169" text:continue-numbering="true" text:style-name="L1">
        <text:list-item>
          <text:p text:style-name="P1">A concave mirror has a focal length of 2 cm. <text:s/>A 1 cm-high object is placed 4 cm to the left of the mirror. <text:s/>Use Ray-tracing and the lens equation to determine where the image appears.</text:p>
        </text:list-item>
      </text:list>
      <text:p text:style-name="P2"/>
      <text:p text:style-name="P2"><draw:g text:anchor-type="paragraph" draw:z-index="4" draw:style-name="gr1"><draw:line draw:style-name="gr2" draw:text-style-name="P4" svg:x1="0.0417in" svg:y1="0.8315in" svg:x2="6.9583in" svg:y2="0.8315in"><text:p/></draw:line><draw:line draw:style-name="gr3" draw:text-style-name="P4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21235085123227" text:continue-numbering="true" text:style-name="L1">
        <text:list-item>
          <text:p text:style-name="P1">A concave mirror has a focal length of 5 cm. <text:s/>A 1 cm-high object is placed 2 cm to the left of the mirror. <text:s/>Use Ray-tracing and the lens equation to determine where the image appears.</text:p>
        </text:list-item>
      </text:list>
      <text:p text:style-name="P2"/>
      <text:p text:style-name="P2"/>
      <text:p text:style-name="P2"><draw:g text:anchor-type="paragraph" draw:z-index="5" draw:style-name="gr1"><draw:line draw:style-name="gr2" draw:text-style-name="P4" svg:x1="0.0417in" svg:y1="0.8315in" svg:x2="6.9583in" svg:y2="0.8315in"><text:p/></draw:line><draw:line draw:style-name="gr3" draw:text-style-name="P4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21235137308859" text:continue-numbering="true" text:style-name="L1">
        <text:list-item>
          <text:p text:style-name="P1">A convex mirror has a focal length of -1 cm. <text:s/>A 1 cm-high object is placed 5 cm to the left of the mirror. <text:s/>Use Ray-tracing and the lens equation to determine where the image appears.</text:p>
        </text:list-item>
      </text:list>
      <text:p text:style-name="P2"/>
      <text:p text:style-name="P2"><draw:g text:anchor-type="paragraph" draw:z-index="6" draw:style-name="gr1"><draw:line draw:style-name="gr2" draw:text-style-name="P4" svg:x1="0.0417in" svg:y1="0.8315in" svg:x2="6.9583in" svg:y2="0.8315in"><text:p/></draw:line><draw:line draw:style-name="gr3" draw:text-style-name="P4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121235542016553" text:continue-numbering="true" text:style-name="L1">
        <text:list-item>
          <text:p text:style-name="P1">A mirror has a focal length of -1 cm. <text:s/>A 2 cm-high object is placed 3 cm to the left of the mirror. <text:s/>Use Ray-tracing and the lens equation to determine where the image appears.</text:p>
        </text:list-item>
      </text:list>
      <text:p text:style-name="P2"/>
      <text:p text:style-name="P2"/>
      <text:p text:style-name="P2"><draw:g text:anchor-type="paragraph" draw:z-index="7" draw:style-name="gr1"><draw:line draw:style-name="gr2" draw:text-style-name="P4" svg:x1="0.0417in" svg:y1="0.8315in" svg:x2="6.9583in" svg:y2="0.8315in"><text:p/></draw:line><draw:line draw:style-name="gr3" draw:text-style-name="P4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21234121931229" text:continue-numbering="true" text:style-name="L1">
        <text:list-item>
          <text:p text:style-name="P1">A mirror has a focal length of 2.5 cm. <text:s/>A 2 cm-high object is placed <text:s/>6 cm to the left of the mirror. Use Ray-tracing and the lens equation to determine where the image appears.</text:p>
        </text:list-item>
      </text:list>
      <text:p text:style-name="P2"/>
      <text:p text:style-name="P2"><draw:g text:anchor-type="paragraph" draw:z-index="9" draw:style-name="gr1"><draw:line draw:style-name="gr2" draw:text-style-name="P4" svg:x1="0.0417in" svg:y1="0.8315in" svg:x2="6.9583in" svg:y2="0.8315in"><text:p/></draw:line><draw:line draw:style-name="gr3" draw:text-style-name="P4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21235346066513" text:continue-numbering="true" text:style-name="L1">
        <text:list-item>
          <text:p text:style-name="P1">A mirror has a focal length of 1 cm. <text:s/>A 2 cm-high object is placed <text:s/>8 cm to the left of the mirror. <text:s/>Use Ray-tracing and the lens equation to determine where the image appears.</text:p>
        </text:list-item>
      </text:list>
      <text:p text:style-name="P2"/>
      <text:p text:style-name="P2"><draw:g text:anchor-type="paragraph" draw:z-index="8" draw:style-name="gr1"><draw:line draw:style-name="gr2" draw:text-style-name="P4" svg:x1="0.0417in" svg:y1="0.8315in" svg:x2="6.9583in" svg:y2="0.8315in"><text:p/></draw:line><draw:line draw:style-name="gr3" draw:text-style-name="P4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7-05-09T12:12:33.536600642" text:date-adjust="PT24H00M00S">05/10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1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2:10:53.145456198</meta:creation-date>
    <meta:editing-duration>PT1M40S</meta:editing-duration>
    <meta:editing-cycles>2</meta:editing-cycles>
    <meta:generator>LibreOffice/4.3.7.2$Linux_X86_64 LibreOffice_project/430$Build-2</meta:generator>
    <dc:date>2017-05-09T12:12:33.474091703</dc:date>
    <meta:document-statistic meta:table-count="0" meta:image-count="2" meta:object-count="0" meta:page-count="2" meta:paragraph-count="12" meta:word-count="261" meta:character-count="1355" meta:non-whitespace-character-count="1064"/>
  </office:meta>
</office:document-meta>
</file>